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Filter.getEnablePositionIncr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Filter.StopFilter( TokenStream in , String [ ] stopWords , boolean ignor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pFilter.getEnablePositionIncrement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Filter.next( final Token reusable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pFilt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pFilter.StopFilter( TokenStream input , Set stopWords , boolean ignoreC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pFilter.StopFilter( TokenStream input ,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Filter.setEnablePositionIncrements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Filter.makeStopSet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Filter.setEnablePositionIncrementsDefault( boolean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Filter.makeStopSet( String [ ] stopWords , boolean ignor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pFilter.StopFilter( TokenStream in , Set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Filter.incrementTok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